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ray Atkinson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ot</text:p>
          </table:table-cell>
          <table:table-cell office:value-type="string" calcext:value-type="string">
            <text:p>Lilian Baggot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anitor Barn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Bett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Mary aka Moll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eather Bell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arriet Bell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homas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Anni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Jemima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Elizabeth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astair Coult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ohn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 </text:p>
          </table:table-cell>
          <table:table-cell office:value-type="string" calcext:value-type="string">
            <text:p>Greta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oloJohnDingw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Peter Dunca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argaret Ferri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immy H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et Howi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Ian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Bill Lockie</text:p>
          </table:table-cell>
          <table:table-cell office:value-type="string" calcext:value-type="string">
            <text:p>FamilyLockies1970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Anne Lumsde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eorge Marshall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Lynda Maxwell 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Anne McKa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im Miln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Mr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eacher Rei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Ruth Rutherfo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dman</text:p>
          </table:table-cell>
          <table:table-cell office:value-type="string" calcext:value-type="string">
            <text:p>Eleanor Steedm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e Taylo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ames Wallac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8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0:47:25.1923400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5T11:07:11.016470099</dc:date>
    <meta:editing-duration>PT20H24M9S</meta:editing-duration>
    <meta:editing-cycles>140</meta:editing-cycles>
    <meta:generator>LibreOffice/24.2.7.2$Linux_X86_64 LibreOffice_project/420$Build-2</meta:generator>
    <meta:document-statistic meta:table-count="1" meta:cell-count="5511" meta:object-count="0"/>
  </office:meta>
</office:document-meta>
</file>